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C000002484AC719306AE05882.png" manifest:media-type="image/png"/>
  <manifest:file-entry manifest:full-path="Pictures/10000001000002B8000001E45C17F4EE813F92C8.png" manifest:media-type="image/png"/>
  <manifest:file-entry manifest:full-path="Pictures/10000001000001440000012CDB53360A22445C52.png" manifest:media-type="image/png"/>
  <manifest:file-entry manifest:full-path="Pictures/10000001000003D8000001B1E64DE20E75F954DB.png" manifest:media-type="image/png"/>
  <manifest:file-entry manifest:full-path="Pictures/100000010000023E000000C37F8E7957225E214B.png" manifest:media-type="image/png"/>
  <manifest:file-entry manifest:full-path="Pictures/10000001000002DB0000010A09DCEF53413F20B1.png" manifest:media-type="image/png"/>
  <manifest:file-entry manifest:full-path="Pictures/10000001000003CA000000A308AD00FDBF253982.png" manifest:media-type="image/png"/>
  <manifest:file-entry manifest:full-path="Pictures/100000010000039E000001B9A268B4C08ABDAAFD.png" manifest:media-type="image/png"/>
  <manifest:file-entry manifest:full-path="Pictures/1000000100000204000001202BBE770C32D1B400.png" manifest:media-type="image/png"/>
  <manifest:file-entry manifest:full-path="Pictures/100000010000024B0000010340A066AA38CE39F2.png" manifest:media-type="image/png"/>
  <manifest:file-entry manifest:full-path="Pictures/10000001000003860000010313ECF3EDB838C9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8d75" officeooo:paragraph-rsid="00058d75"/>
    </style:style>
    <style:style style:name="P2" style:family="paragraph" style:parent-style-name="Standard">
      <style:text-properties officeooo:rsid="000601be" officeooo:paragraph-rsid="000601be"/>
    </style:style>
    <style:style style:name="P3" style:family="paragraph" style:parent-style-name="Standard">
      <style:text-properties officeooo:rsid="00080f22" officeooo:paragraph-rsid="00080f22"/>
    </style:style>
    <style:style style:name="P4" style:family="paragraph" style:parent-style-name="Standard">
      <style:text-properties officeooo:rsid="0009c756" officeooo:paragraph-rsid="0009c75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hdbhajfbekjf</text:p>
      <text:p text:style-name="P1"><draw:frame draw:style-name="fr4" draw:name="Image5" text:anchor-type="char" svg:x="-0.0417in" svg:y="0.1in" svg:width="6.6929in" svg:height="1.8701in" draw:z-index="3"><draw:image xlink:href="Pictures/10000001000003860000010313ECF3EDB838C9A1.png" xlink:type="simple" xlink:show="embed" xlink:actuate="onLoad" draw:mime-type="image/png"/></draw:frame><draw:frame draw:style-name="fr4" draw:name="Image1" text:anchor-type="char" svg:x="-0.0492in" svg:y="2.0354in" svg:width="5.3752in" svg:height="2.289in" draw:z-index="0"><draw:image xlink:href="Pictures/1000000100000204000001202BBE770C32D1B40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mabjweqfbwejkfbwej</text:p>
      <text:p text:style-name="P1"/>
      <text:p text:style-name="P1"/>
      <text:p text:style-name="P1"/>
      <text:p text:style-name="P1"/>
      <text:p text:style-name="P1"><draw:frame draw:style-name="fr4" draw:name="Image2" text:anchor-type="char" svg:x="-0.1563in" svg:y="0.102in" svg:width="6.6929in" svg:height="1.1543in" draw:z-index="1"><draw:image xlink:href="Pictures/10000001000003CA000000A308AD00FDBF253982.png" xlink:type="simple" xlink:show="embed" xlink:actuate="onLoad" draw:mime-type="image/png"/></draw:frame></text:p>
      <text:p text:style-name="P2"><draw:frame draw:style-name="fr4" draw:name="Image4" text:anchor-type="char" svg:x="-0.0626in" svg:y="0.0484in" svg:width="6.6929in" svg:height="1.9083in" draw:z-index="2"><draw:image xlink:href="Pictures/10000001000002DB0000010A09DCEF53413F20B1.png" xlink:type="simple" xlink:show="embed" xlink:actuate="onLoad" draw:mime-type="image/png"/></draw:frame></text:p>
      <text:p text:style-name="P2"/>
      <text:p text:style-name="P2"/>
      <text:p text:style-name="P2"/>
      <text:p text:style-name="P2">sfdsfds</text:p>
      <text:p text:style-name="P2"/>
      <text:p text:style-name="P2"/>
      <text:p text:style-name="P2"><text:soft-page-break/></text:p>
      <text:p text:style-name="P2"><draw:frame draw:style-name="fr4" draw:name="Image6" text:anchor-type="char" svg:x="-0.0626in" svg:y="0.0516in" svg:width="6.6929in" svg:height="2.9453in" draw:z-index="5"><draw:image xlink:href="Pictures/10000001000003D8000001B1E64DE20E75F954DB.png" xlink:type="simple" xlink:show="embed" xlink:actuate="onLoad" draw:mime-type="image/png"/></draw:frame></text:p>
      <text:p text:style-name="P2"><draw:frame draw:style-name="fr4" draw:name="Image3" text:anchor-type="char" svg:x="0in" svg:y="0.1252in" svg:width="6.2453in" svg:height="2.7555in" draw:z-index="4"><draw:image xlink:href="Pictures/100000010000024B0000010340A066AA38CE39F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fdgfdg</text:p>
      <text:p text:style-name="P2"><draw:frame draw:style-name="fr4" draw:name="Image8" text:anchor-type="char" svg:x="0.152in" svg:y="0.0646in" svg:width="6.5516in" svg:height="3.1201in" draw:z-index="7"><draw:image xlink:href="Pictures/100000010000039E000001B9A268B4C08ABDAAFD.png" xlink:type="simple" xlink:show="embed" xlink:actuate="onLoad" draw:mime-type="image/png"/></draw:frame><text:soft-page-break/></text:p>
      <text:p text:style-name="P2"><draw:frame draw:style-name="fr4" draw:name="Image7" text:anchor-type="char" svg:x="0.0862in" svg:y="0.1146in" svg:width="3.3752in" svg:height="3.1252in" draw:z-index="6"><draw:image xlink:href="Pictures/10000001000001440000012CDB53360A22445C52.png" xlink:type="simple" xlink:show="embed" xlink:actuate="onLoad" draw:mime-type="image/png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fsdfdsf\</text:p>
      <text:p text:style-name="P3"/>
      <text:p text:style-name="P3"/>
      <text:p text:style-name="P3"/>
      <text:p text:style-name="P4"><draw:frame draw:style-name="fr2" draw:name="Image10" text:anchor-type="char" svg:width="6.6929in" svg:height="4.6543in" draw:z-index="9"><draw:image xlink:href="Pictures/10000001000002B8000001E45C17F4EE813F92C8.png" xlink:type="simple" xlink:show="embed" xlink:actuate="onLoad" draw:mime-type="image/png"/></draw:frame><text:soft-page-break/></text:p>
      <text:p text:style-name="P4"><draw:frame draw:style-name="fr1" draw:name="Image11" text:anchor-type="char" svg:width="6.6929in" svg:height="3.4528in" draw:z-index="10"><draw:image xlink:href="Pictures/100000010000046C000002484AC719306AE05882.png" xlink:type="simple" xlink:show="embed" xlink:actuate="onLoad" draw:mime-type="image/png"/></draw:frame></text:p>
      <text:p text:style-name="P3"/>
      <text:p text:style-name="P3"><draw:frame draw:style-name="fr3" draw:name="Image9" text:anchor-type="char" svg:width="5.9791in" svg:height="2.0311in" draw:z-index="8"><draw:image xlink:href="Pictures/100000010000023E000000C37F8E7957225E214B.png" xlink:type="simple" xlink:show="embed" xlink:actuate="onLoad" draw:mime-type="image/png"/></draw:frame><text:soft-page-break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0T11:37:31.769081477</meta:creation-date>
    <dc:date>2026-01-20T12:50:48.125803565</dc:date>
    <meta:editing-duration>PT11M52S</meta:editing-duration>
    <meta:editing-cycles>2</meta:editing-cycles>
    <meta:generator>LibreOffice/7.3.7.2$Linux_X86_64 LibreOffice_project/30$Build-2</meta:generator>
    <meta:document-statistic meta:table-count="0" meta:image-count="11" meta:object-count="0" meta:page-count="5" meta:paragraph-count="5" meta:word-count="5" meta:character-count="53" meta:non-whitespace-character-count="53"/>
  </office:meta>
</office:document-meta>
</file>